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6.46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847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No.</text:p>
          </table:table-cell>
          <table:table-cell table:style-name="ce1" office:value-type="string" calcext:value-type="string">
            <text:p>Manufacturer No.</text:p>
          </table:table-cell>
          <table:table-cell table:style-name="ce1" office:value-type="string" calcext:value-type="string">
            <text:p>Qty (needed)</text:p>
          </table:table-cell>
          <table:table-cell table:style-name="ce1" office:value-type="string" calcext:value-type="string">
            <text:p>Qty (ordered)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ing Voltage Regulators HI EFF 500MA STEP- D OWN VLTG REG A 926-LM2671MX50NOPB</text:p>
          </table:table-cell>
          <table:table-cell office:value-type="string" calcext:value-type="string">
            <text:p>926-LM2671M-5.0/NOPB</text:p>
          </table:table-cell>
          <table:table-cell office:value-type="string" calcext:value-type="string">
            <text:p>LM2671M-5.0/NO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43" calcext:value-type="float">
            <text:p>20.43</text:p>
          </table:table-cell>
          <table:table-cell table:formula="of:=[.F2]*[.G2]" office:value-type="float" office:value="61.29" calcext:value-type="float">
            <text:p>61.29</text:p>
          </table:table-cell>
          <table:table-cell office:value-type="string" calcext:value-type="string">
            <text:p>Switching Voltage Regula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ductors - SMD WE-TPC 1028 150uH .85A .53Ohm</text:p>
          </table:table-cell>
          <table:table-cell office:value-type="string" calcext:value-type="string">
            <text:p>710-744065151</text:p>
          </table:table-cell>
          <table:table-cell office:value-type="float" office:value="744065151" calcext:value-type="float">
            <text:p>744065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table:formula="of:=[.F3]*[.G3]" office:value-type="float" office:value="17.56" calcext:value-type="float">
            <text:p>17.56</text:p>
          </table:table-cell>
          <table:table-cell office:value-type="string" calcext:value-type="string">
            <text:p>Induc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ttky Diodes &amp; Rectifiers RECTIFIER SOD323F/SOD323F</text:p>
          </table:table-cell>
          <table:table-cell table:style-name="ce2" office:value-type="string" calcext:value-type="string">
            <text:p>771-PMEG6010CEJ-T/R</text:p>
          </table:table-cell>
          <table:table-cell office:value-type="string" calcext:value-type="string">
            <text:p>PMEG6010CEJ,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table:formula="of:=[.F4]*[.G4]" office:value-type="float" office:value="4.43" calcext:value-type="float">
            <text:p>4.4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 Electrolytic Capacitors - Radial Leaded WCAP-PT5H 120uF 35V 20% Radial </text:p>
          </table:table-cell>
          <table:table-cell office:value-type="string" calcext:value-type="string">
            <text:p>710-870235675006</text:p>
          </table:table-cell>
          <table:table-cell office:value-type="float" office:value="870235675006" calcext:value-type="float">
            <text:p>87023567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.49</text:p>
          </table:table-cell>
          <table:table-cell table:formula="of:=[.F5]*[.G5]" office:value-type="float" office:value="32.45" calcext:value-type="float">
            <text:p>32.4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inium Electrolytic Capacitors - Radial Leaded 100VDC 100uF 20% L/S=5mm</text:p>
          </table:table-cell>
          <table:table-cell office:value-type="string" calcext:value-type="string">
            <text:p>667-EEU-FR2A101</text:p>
          </table:table-cell>
          <table:table-cell office:value-type="string" calcext:value-type="string">
            <text:p>EEU-FR2A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F6]*[.G6]" office:value-type="float" office:value="22.5" calcext:value-type="float">
            <text:p>22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layer Ceramic Capacitors MLCC - SMD/SMT 0.01 uF 50 VDC 10% 0603 X7R AEC-Q200</text:p>
          </table:table-cell>
          <table:table-cell office:value-type="string" calcext:value-type="string">
            <text:p>81-GCM188R71H103KA7J</text:p>
          </table:table-cell>
          <table:table-cell office:value-type="string" calcext:value-type="string">
            <text:p>GCM188R71H103KA37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63" calcext:value-type="float">
            <text:p>0.163</text:p>
          </table:table-cell>
          <table:table-cell table:formula="of:=[.F7]*[.G7]" office:value-type="float" office:value="3.26" calcext:value-type="float">
            <text:p>3.26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tile Switches 4.5X4.5mm, 2.5N, Total Height 7mm, IP5X </text:p>
          </table:table-cell>
          <table:table-cell office:value-type="string" calcext:value-type="string">
            <text:p>611-PTS647SK70SMTR2N</text:p>
          </table:table-cell>
          <table:table-cell table:style-name="ce2" office:value-type="string" calcext:value-type="string">
            <text:p>PTS647SK70SMTR2N LFS </text:p>
          </table:table-cell>
          <table:table-cell table:number-columns-repeated="3"/>
          <table:table-cell table:formula="of:=[.F8]*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stals 8.000 MHz 8pF +/-10/150 ppm -40 - +150C +/-2 ppm Aging AEC-Q200 ECX-33B2Q RoHS <text:s/></text:p>
          </table:table-cell>
          <table:table-cell office:value-type="string" calcext:value-type="string">
            <text:p>520-80833B2QCVYTR</text:p>
          </table:table-cell>
          <table:table-cell office:value-type="string" calcext:value-type="string">
            <text:p>ECS-80-8-33B2Q-CVY-TR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F9]*[.G9]" office:value-type="float" office:value="16.5" calcext:value-type="float">
            <text:p>16.5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ltilayer Ceramic Capacitors MLCC - SMD/SMT 100V 0.1uF 10% X7R -55 / +125 0805 AEC-Q200</text:p>
          </table:table-cell>
          <table:table-cell office:value-type="string" calcext:value-type="string">
            <text:p>80-C0805Y104K1RACAUT C0805Y104K1RACAUTO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27" calcext:value-type="float">
            <text:p>0.727</text:p>
          </table:table-cell>
          <table:table-cell table:formula="of:=[.F10]*[.G10]" office:value-type="float" office:value="14.54" calcext:value-type="float">
            <text:p>14.54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uminium Electrolytic Capacitors - Radial Leaded WCAP-ATG5 1uF 63V 20% Radia</text:p>
          </table:table-cell>
          <table:table-cell office:value-type="string" calcext:value-type="string">
            <text:p>710-860020772005</text:p>
          </table:table-cell>
          <table:table-cell office:value-type="float" office:value="860020772005" calcext:value-type="float">
            <text:p>860020772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9" calcext:value-type="float">
            <text:p>0.439</text:p>
          </table:table-cell>
          <table:table-cell table:formula="of:=[.F11]*[.G11]" office:value-type="float" office:value="4.39" calcext:value-type="float">
            <text:p>4.39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tilayer Ceramic Capacitors MLCC - SMD/SMT Automotive Grade,MLCC,0603,X7R,50V,1uF,+/-10%,0.8mm</text:p>
          </table:table-cell>
          <table:table-cell table:style-name="ce2" office:value-type="string" calcext:value-type="string">
            <text:p>810-CGA3E3X7R1H105K0 </text:p>
          </table:table-cell>
          <table:table-cell office:value-type="string" calcext:value-type="string">
            <text:p>CGA3E3X7R1H105K080A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table:formula="of:=[.F12]*[.G12]" office:value-type="float" office:value="7.01" calcext:value-type="float">
            <text:p>7.01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DO Voltage Regulators Ultra-Low Noise 200mA LDO</text:p>
          </table:table-cell>
          <table:table-cell office:value-type="string" calcext:value-type="string">
            <text:p>584-ADPL40502AUJZ33R</text:p>
          </table:table-cell>
          <table:table-cell office:value-type="string" calcext:value-type="string">
            <text:p>ADPL40502AUJZ-3.3-R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formula="of:=[.F13]*[.G13]" office:value-type="float" office:value="17.9" calcext:value-type="float">
            <text:p>17.9</text:p>
          </table:table-cell>
          <table:table-cell office:value-type="string" calcext:value-type="string">
            <text:p>LDO Voltage Regulator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Multilayer Ceramic Capacitors MLCC - SMD/SMT CGA 0603 50V 0.1uF X7R 10% AEC-Q200</text:p>
          </table:table-cell>
          <table:table-cell table:style-name="ce5" office:value-type="string" calcext:value-type="string">
            <text:p>810-CGA3E2X7R1H104K</text:p>
          </table:table-cell>
          <table:table-cell table:style-name="ce6" office:value-type="string" calcext:value-type="string">
            <text:p>CGA3E2X7R1H104K080AA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95" calcext:value-type="float">
            <text:p>0.095</text:p>
          </table:table-cell>
          <table:table-cell table:formula="of:=[.F14]*[.G14]" office:value-type="float" office:value="9.5" calcext:value-type="float">
            <text:p>9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ntalum Capacitors - Solid SMD 35V 1uF 10%</text:p>
          </table:table-cell>
          <table:table-cell table:style-name="ce6" office:value-type="string" calcext:value-type="string">
            <text:p>581-TRJB105K035RRJ</text:p>
          </table:table-cell>
          <table:table-cell table:style-name="ce6" office:value-type="string" calcext:value-type="string">
            <text:p>TRJB105K035RRJ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7" calcext:value-type="float">
            <text:p>1.57</text:p>
          </table:table-cell>
          <table:table-cell table:formula="of:=[.F15]*[.G15]" office:value-type="float" office:value="15.7" calcext:value-type="float">
            <text:p>15.7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Multilayer Ceramic Capacitors MLCC - SMD/SMT 50V 6pF C0G 0402 0.25pF</text:p>
          </table:table-cell>
          <table:table-cell table:style-name="ce6" office:value-type="string" calcext:value-type="string">
            <text:p>80-C0402C609C5GACTU </text:p>
          </table:table-cell>
          <table:table-cell table:style-name="ce6" office:value-type="string" calcext:value-type="string">
            <text:p>C0402C609C5GACT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67" calcext:value-type="float">
            <text:p>0.667</text:p>
          </table:table-cell>
          <table:table-cell table:formula="of:=[.F16]*[.G16]" office:value-type="float" office:value="13.34" calcext:value-type="float">
            <text:p>13.34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formula="of:=[.F17]*[.G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20:57:41.337310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12:04:10.713458351</meta:creation-date>
    <meta:generator>LibreOffice/25.2.6.2$Linux_X86_64 LibreOffice_project/0b720ef5e7394b1db407719d7da75840109af140</meta:generator>
    <dc:date>2025-09-23T21:11:59.183223075</dc:date>
    <meta:editing-duration>P1DT14H7M21S</meta:editing-duration>
    <meta:editing-cycles>21</meta:editing-cycles>
    <meta:document-statistic meta:table-count="1" meta:cell-count="142" meta:object-count="0"/>
  </office:meta>
</office:document-meta>
</file>